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fo:font-family="'Liberation Serif'" style:font-family-asian="'Liberation Serif'" style:font-family-complex="'Liberation Serif'" fo:background-color="transparent" fo:color="#000099"/>
    </style:style>
    <style:style style:name="T40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36.00pt" fo:text-indent="0.00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72.00pt" fo:text-indent="0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72.00pt" fo:text-indent="0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72.00pt" fo:text-indent="0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72.00pt" fo:text-indent="0.0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text:list-style style:name="L4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text:list-style style:name="L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72.00pt" fo:text-indent="0.0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72.00pt" fo:text-indent="0.0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text:list-style style:name="L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72.00pt" fo:text-indent="0.0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72.00pt" fo:text-indent="0.0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/>
    </style:style>
    <text:list-style style:name="L6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7" style:family="paragraph">
      <style:paragraph-properties fo:line-height="100.00%" fo:text-align="left" fo:margin-left="-18.00pt" fo:text-indent="18.00pt"/>
    </style:style>
    <style:style style:name="P6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>Memoria ISD</text:span></text:p>
      <text:p text:style-name="P2"><text:span text:style-name="T1"/></text:p>
      <text:p text:style-name="P2"><text:span text:style-name="T1">Grupo: 18</text:span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Autores:</text:span></text:p>
      <text:list text:style-name="L4">
        <text:list-item>
          <text:p text:style-name="P4"><text:span text:style-name="T2">Pablo Costa Oubiña</text:span></text:p>
        </text:list-item>
        <text:list-item>
          <text:p text:style-name="P4"><text:span text:style-name="T2">Ángela Chantres Rodríguez</text:span></text:p>
        </text:list-item>
        <text:list-item>
          <text:p text:style-name="P4"><text:span text:style-name="T2">Patricia Dopico Díaz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text:style-name="L6">
        <text:list-item>
          <text:p text:style-name="P6"><text:span text:style-name="T3">Diagramas de las entidades</text:span></text:p>
        </text:list-item>
      </text:list>
      <text:p text:style-name="P7"><text:span text:style-name="T3"/></text:p>
      <text:p text:style-name="P8"><draw:frame text:anchor-type="as-char" svg:width="82.81mm" svg:height="57.68mm" style:rel-width="scale" style:rel-height="scale"><draw:object-ole xlink:href="OleObj1"/><draw:image xlink:href="ObjectReplacements/OleObj1"/></draw:frame><draw:frame text:anchor-type="as-char" svg:width="61.91mm" svg:height="46.57mm" style:rel-width="scale" style:rel-height="scale"><draw:object-ole xlink:href="OleObj2"/><draw:image xlink:href="ObjectReplacements/OleObj2"/></draw:frame><text:span text:style-name="T4"/></text:p>
      <text:p text:style-name="P9"><text:span text:style-name="T4"/></text:p>
      <text:p text:style-name="P9"><text:span text:style-name="T4"/></text:p>
      <text:list text:style-name="L10">
        <text:list-item>
          <text:p text:style-name="P10"><text:span text:style-name="T5">Diagrama de las interfaces de los DAOs.</text:span></text:p>
        </text:list-item>
      </text:list>
      <text:p text:style-name="P11"><text:span text:style-name="T5"/></text:p>
      <text:p text:style-name="P12"><draw:frame text:anchor-type="as-char" svg:width="170.13mm" svg:height="76.20mm" style:rel-width="scale" style:rel-height="scale"><draw:object-ole xlink:href="OleObj3"/><draw:image xlink:href="ObjectReplacements/OleObj3"/></draw:frame><text:span text:style-name="T6"/></text:p>
      <text:p text:style-name="P13"><text:span text:style-name="T6"/></text:p>
      <text:p text:style-name="P13"><text:span text:style-name="T6"/></text:p>
      <text:p text:style-name="P14"><draw:frame text:anchor-type="as-char" svg:width="170.13mm" svg:height="73.03mm" style:rel-width="scale" style:rel-height="scale"><draw:object-ole xlink:href="OleObj4"/><draw:image xlink:href="ObjectReplacements/OleObj4"/></draw:frame><text:span text:style-name="T6"/></text:p>
      <text:p text:style-name="P15"><text:span text:style-name="T6"/></text:p>
      <text:p text:style-name="P15"><text:span text:style-name="T6"/></text:p>
      <text:list text:style-name="L16">
        <text:list-item>
          <text:p text:style-name="P16"><text:span text:style-name="T7"><text:s/>Diagrama con la interfaz del servicio del modelo.</text:span></text:p>
        </text:list-item>
      </text:list>
      <text:p text:style-name="P17"><text:span text:style-name="T7"/></text:p>
      <text:p text:style-name="P18"><draw:frame text:anchor-type="as-char" svg:width="110.60mm" svg:height="106.63mm" style:rel-width="scale" style:rel-height="scale"><draw:object-ole xlink:href="OleObj5"/><draw:image xlink:href="ObjectReplacements/OleObj5"/></draw:frame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list text:style-name="L20">
        <text:list-item>
          <text:p text:style-name="P20"><text:span text:style-name="T9"><text:s text:c="2"/>Descripción de la capa de acceso al servicio.</text:span></text:p>
        </text:list-item>
      </text:list>
      <text:p text:style-name="P21"><text:span text:style-name="T9"/></text:p>
      <text:p text:style-name="P22"><text:span text:style-name="T10">URL base del servicio:<text:s/></text:span><text:a xlink:href="http://localhost:9090/ws-app-service/"><text:span text:style-name="T11">http://localhost:9090/ws-app-service/</text:span></text:a><text:span text:style-name="T12"/></text:p>
      <text:p text:style-name="P22"><text:span text:style-name="T13"><text:s text:c="2"/>el puerto varía en función del servidor usado:</text:span></text:p>
      <text:p text:style-name="P22"><text:span text:style-name="T13"><text:tab/>-Jetty: 9090</text:span></text:p>
      <text:p text:style-name="P22"><text:span text:style-name="T13"><text:tab/>-Tomcat: 8080</text:span></text:p>
      <text:p text:style-name="P22"><text:span text:style-name="T13"/></text:p>
      <text:p text:style-name="P22"><text:span text:style-name="T14">Operaciones remotas del servicio:</text:span></text:p>
      <text:p text:style-name="P22"><text:span text:style-name="T15"/></text:p>
      <text:p text:style-name="P22"><text:span text:style-name="T16">-Sobre /drivers/*</text:span><text:span text:style-name="T17"/></text:p>
      <text:p text:style-name="P22"><text:span text:style-name="T18"/></text:p>
      <text:list text:style-name="L23">
        <text:list-item>
          <text:p text:style-name="P23"><text:span text:style-name="T19">addDriver: POST a /drivers</text:span><text:span text:style-name="T20"/></text:p>
        </text:list-item>
      </text:list>
      <text:p text:style-name="P24"><text:span text:style-name="T20">-&gt; en el cuerpo de la petición un XML con el siguiente formato:</text:span></text:p>
      <text:p text:style-name="P24"><text:span text:style-name="T20"/></text:p>
      <text:p text:style-name="P24"><text:span text:style-name="T20"><text:tab/>&lt;driver xmlns="http://ws.udc.es/miniuber/xml"&gt;</text:span></text:p>
      <text:p text:style-name="P24"><text:span text:style-name="T20"><text:tab/><text:tab/>&lt;name&gt;name&lt;/name&gt;</text:span></text:p>
      <text:p text:style-name="P24"><text:span text:style-name="T20"><text:tab/><text:tab/>&lt;city&gt;city&lt;/city&gt;</text:span></text:p>
      <text:p text:style-name="P24"><text:span text:style-name="T20"><text:tab/><text:tab/>&lt;vehicleModel&gt;vehicleModel&lt;/vehicleModel&gt;</text:span></text:p>
      <text:p text:style-name="P24"><text:span text:style-name="T20"><text:tab/><text:tab/>&lt;startHour&gt;0&lt;/startHour&gt;</text:span></text:p>
      <text:p text:style-name="P24"><text:span text:style-name="T20"><text:tab/><text:tab/>&lt;endHour&gt;23&lt;/endHour&gt;</text:span></text:p>
      <text:p text:style-name="P24"><text:span text:style-name="T20"><text:tab/>&lt;/driver&gt;</text:span></text:p>
      <text:p text:style-name="P24"><text:span text:style-name="T20"/></text:p>
      <text:p text:style-name="P24"><text:span text:style-name="T20"><text:s/>-&gt; Obtenemos un 204 (CREATED) como respuesta, y en el cuerpo de la misma un XML que con el siguiente formato.</text:span></text:p>
      <text:p text:style-name="P24"><text:span text:style-name="T20"/></text:p>
      <text:p text:style-name="P24"><text:span text:style-name="T20"><text:tab/>&lt;driver xmlns="http://ws.udc.es/miniuber/xml"&gt;</text:span></text:p>
      <text:p text:style-name="P24"><text:span text:style-name="T20"><text:tab/><text:tab/>&lt;driverId&gt;1&lt;/driverId&gt;</text:span></text:p>
      <text:p text:style-name="P24"><text:span text:style-name="T20"><text:tab/><text:tab/>&lt;name&gt;name&lt;/name&gt;</text:span></text:p>
      <text:p text:style-name="P24"><text:span text:style-name="T20"><text:tab/><text:tab/>&lt;city&gt;city&lt;/city&gt;</text:span></text:p>
      <text:p text:style-name="P24"><text:span text:style-name="T20"><text:tab/><text:tab/>&lt;vehicleModel&gt;vehicleModel&lt;/vehicleModel&gt;</text:span></text:p>
      <text:p text:style-name="P24"><text:span text:style-name="T20"><text:tab/><text:tab/>&lt;startHour&gt;0&lt;/startHour&gt;</text:span></text:p>
      <text:p text:style-name="P24"><text:span text:style-name="T20"><text:tab/><text:tab/>&lt;endHour&gt;23&lt;/endHour&gt;</text:span></text:p>
      <text:p text:style-name="P24"><text:span text:style-name="T20"><text:s text:c="10"/><text:tab/><text:tab/>&lt;score&gt;0.0&lt;/score&gt;</text:span></text:p>
      <text:p text:style-name="P24"><text:span text:style-name="T20"><text:tab/>&lt;/driver&gt;</text:span></text:p>
      <text:p text:style-name="P24"><text:span text:style-name="T20"/></text:p>
      <text:p text:style-name="P24"><text:span text:style-name="T20">-&gt; Si alguno de los campos fuese inválido obtendriamos como respuesta un 400 (BAD REQUEST) y en el cuerpo de la misma un XML con el siguiente formato.</text:span></text:p>
      <text:p text:style-name="P24"><text:span text:style-name="T20"/></text:p>
      <text:p text:style-name="P25"><text:span text:style-name="T20">&lt;InputValidationException xmlns="http://ws.udc.es/miniuber/xml"&gt;</text:span></text:p>
      <text:p text:style-name="P25"><text:span text:style-name="T20"><text:s text:c="4"/>&lt;message&gt;*mensaje descriptivo sobre que campo es inválido*&lt;/message&gt;</text:span></text:p>
      <text:p text:style-name="P25"><text:span text:style-name="T20">&lt;/InputValidationException&gt;</text:span></text:p>
      <text:p text:style-name="P26"><text:span text:style-name="T20"/></text:p>
      <text:p text:style-name="P26"><text:span text:style-name="T20"/></text:p>
      <text:list text:style-name="L27">
        <text:list-item>
          <text:p text:style-name="P27"><text:span text:style-name="T20"><text:s/></text:span><text:span text:style-name="T21">updateDriver: PUT a /drivers/id</text:span><text:span text:style-name="T22"><text:s/>(donde id es el driverId)</text:span></text:p>
        </text:list-item>
      </text:list>
      <text:p text:style-name="P28"><text:span text:style-name="T22">-&gt; En el cuerpo de la petición un XML con el siguiente formato:</text:span></text:p>
      <text:p text:style-name="P28"><text:span text:style-name="T22"/></text:p>
      <text:p text:style-name="P28"><text:span text:style-name="T22"><text:tab/>&lt;driver xmlns="http://ws.udc.es/miniuber/xml"&gt;</text:span></text:p>
      <text:p text:style-name="P28"><text:span text:style-name="T22"><text:tab/><text:tab/>&lt;driverId&gt;id&lt;/driverId&gt;</text:span></text:p>
      <text:p text:style-name="P28"><text:span text:style-name="T22"><text:tab/><text:tab/>&lt;name&gt;name&lt;/name&gt;</text:span></text:p>
      <text:p text:style-name="P28"><text:span text:style-name="T22"><text:tab/><text:tab/>&lt;city&gt;newCity&lt;/city&gt;</text:span></text:p>
      <text:p text:style-name="P28"><text:span text:style-name="T22"><text:tab/><text:tab/>&lt;vehicleModel&gt;newVehicleModel&lt;/vehicleModel&gt;</text:span></text:p>
      <text:p text:style-name="P28"><text:span text:style-name="T22"><text:tab/><text:tab/>&lt;startHour&gt;newStartHour&lt;/startHour&gt;</text:span></text:p>
      <text:p text:style-name="P28"><text:span text:style-name="T22"><text:tab/><text:tab/>&lt;endHour&gt;newEndHour&lt;/endHour&gt;</text:span></text:p>
      <text:p text:style-name="P28"><text:span text:style-name="T22"><text:tab/>&lt;/driver&gt;</text:span></text:p>
      <text:p text:style-name="P28"><text:span text:style-name="T22"/></text:p>
      <text:p text:style-name="P28"><text:span text:style-name="T22">-&gt; Si existe un conductor con ese Id obtenemos como respuesta un 204 (NO CONTENT)</text:span></text:p>
      <text:p text:style-name="P28"><text:span text:style-name="T22">-&gt; Si no existe un conductor con ese Id obtenemos como respuesta un 404 (NOT FOUND)</text:span></text:p>
      <text:p text:style-name="P28"><text:span text:style-name="T22">-&gt; Si alguno de los 4 campos que se pueden actualizar no tiene un formato válido se obtiene como respuesta un 400 (BAD REQUEST) y en el cuerpo de la misma el siguiente XML:</text:span></text:p>
      <text:p text:style-name="P28"><text:span text:style-name="T22"/></text:p>
      <text:p text:style-name="P28"><text:span text:style-name="T22"><text:tab/>&lt;InputValidationException xmlns="http://ws.udc.es/miniuber/xml"&gt;<text:tab/><text:tab/><text:tab/><text:tab/>&lt;message&gt;*mensaje descriptivo sobre que campo es inválido*&lt;/message&gt;<text:tab/>&lt;/InputValidationException&gt;</text:span></text:p>
      <text:p text:style-name="P28"><text:span text:style-name="T22"/></text:p>
      <text:p text:style-name="P28"><text:span text:style-name="T22"/></text:p>
      <text:list text:style-name="L29">
        <text:list-item>
          <text:p text:style-name="P29"><text:span text:style-name="T23">findDriver: GET a /drivers/</text:span><text:span text:style-name="T24">id (donde id es el driverId)</text:span></text:p>
        </text:list-item>
      </text:list>
      <text:p text:style-name="P30"><text:span text:style-name="T24">-&gt; El cuerpo de la petición va vacío</text:span></text:p>
      <text:p text:style-name="P30"><text:span text:style-name="T24">-&gt; Si existe un conductor con ese Id obtenemos un 200 (OK) y en el cuerpo de la respuesta obtenemos la información sobre ese conductor en formato XML, el cual tiene el siguiente formato:</text:span></text:p>
      <text:p text:style-name="P30"><text:span text:style-name="T24"/></text:p>
      <text:p text:style-name="P30"><text:span text:style-name="T24"><text:tab/>&lt;driver xmlns="http://ws.udc.es/miniuber/xml"&gt;</text:span></text:p>
      <text:p text:style-name="P30"><text:span text:style-name="T24"><text:tab/><text:tab/>&lt;driverId&gt;1&lt;/driverId&gt;</text:span></text:p>
      <text:p text:style-name="P30"><text:span text:style-name="T24"><text:tab/><text:tab/>&lt;name&gt;name&lt;/name&gt;</text:span></text:p>
      <text:p text:style-name="P30"><text:span text:style-name="T24"><text:tab/><text:tab/>&lt;city&gt;newCity&lt;/city&gt;</text:span></text:p>
      <text:p text:style-name="P30"><text:span text:style-name="T24"><text:tab/><text:tab/>&lt;vehicleModel&gt;NewCar&lt;/vehicleModel&gt;</text:span></text:p>
      <text:p text:style-name="P30"><text:span text:style-name="T24"><text:tab/><text:tab/>&lt;startHour&gt;0&lt;/startHour&gt;</text:span></text:p>
      <text:p text:style-name="P30"><text:span text:style-name="T24"><text:tab/><text:tab/>&lt;endHour&gt;23&lt;/endHour&gt;</text:span></text:p>
      <text:p text:style-name="P30"><text:span text:style-name="T24"><text:tab/><text:tab/>&lt;score&gt;0.0&lt;/score&gt;</text:span></text:p>
      <text:p text:style-name="P30"><text:span text:style-name="T24"><text:tab/>&lt;/driver&gt;</text:span></text:p>
      <text:p text:style-name="P30"><text:span text:style-name="T24"/></text:p>
      <text:p text:style-name="P30"><text:span text:style-name="T24">-&gt; Si no existe un conductor con ese Id obtenemos un 404 (NOT FOUND) como respuesta, y en el cuerpo de la misma el siguiente XML:</text:span></text:p>
      <text:p text:style-name="P30"><text:span text:style-name="T24"/></text:p>
      <text:p text:style-name="P30"><text:span text:style-name="T24"><text:tab/>&lt;InstanceNotFoundException xmlns="http://ws.udc.es/miniuber/xml"&gt;</text:span></text:p>
      <text:p text:style-name="P30"><text:span text:style-name="T24"><text:tab/><text:tab/>&lt;instanceId&gt;id&lt;/instanceId&gt;</text:span></text:p>
      <text:p text:style-name="P30"><text:span text:style-name="T24"><text:tab/><text:tab/>&lt;instanceType&gt;es.udc.ws.app.model.driver.Driver&lt;/instanceType&gt;<text:tab/>&lt;/InstanceNotFoundException&gt;</text:span></text:p>
      <text:p text:style-name="P30"><text:span text:style-name="T24"/></text:p>
      <text:p text:style-name="P30"><text:span text:style-name="T24"/></text:p>
      <text:list text:style-name="L31">
        <text:list-item>
          <text:p text:style-name="P31"><text:span text:style-name="T25">findDriverByCity: GET a /drivers?byCity=city</text:span><text:span text:style-name="T26"><text:s/></text:span></text:p>
        </text:list-item>
      </text:list>
      <text:p text:style-name="P32"><text:span text:style-name="T26">-&gt; Como respuesta obtenemos un 200 (OK) y en el cuerpo de la misma una lista</text:span></text:p>
      <text:p text:style-name="P32"><text:span text:style-name="T26">de los conductores que se encuentran disponibles en esa ciudad<text:s text:c="2"/>con el siguiente formato:</text:span></text:p>
      <text:p text:style-name="P32"><text:span text:style-name="T26"/></text:p>
      <text:p text:style-name="P32"><text:span text:style-name="T26"><text:tab/>&lt;drivers xmlns="http://ws.udc.es/miniuber/xml"&gt;</text:span></text:p>
      <text:p text:style-name="P32"><text:span text:style-name="T26"><text:tab/><text:tab/>&lt;driver&gt;</text:span></text:p>
      <text:p text:style-name="P32"><text:span text:style-name="T26"><text:s text:c="18"/><text:tab/><text:tab/>&lt;driverId&gt;1&lt;/driverId&gt;</text:span></text:p>
      <text:p text:style-name="P32"><text:span text:style-name="T26"><text:s text:c="18"/><text:tab/><text:tab/>&lt;name&gt;name&lt;/name&gt;</text:span></text:p>
      <text:p text:style-name="P32"><text:span text:style-name="T26"><text:s text:c="18"/><text:tab/><text:tab/>&lt;city&gt;city&lt;/city&gt;</text:span></text:p>
      <text:p text:style-name="P32"><text:span text:style-name="T26"><text:s text:c="18"/><text:tab/><text:tab/>&lt;vehicleModel&gt;vehicleModel&lt;/vehicleModel&gt;</text:span></text:p>
      <text:p text:style-name="P32"><text:span text:style-name="T26"><text:tab/><text:tab/><text:tab/>&lt;startHour&gt;startHour&lt;/startHour&gt;</text:span></text:p>
      <text:p text:style-name="P32"><text:span text:style-name="T26"><text:tab/><text:tab/><text:tab/>&lt;endHour&gt;endHour&lt;/endHour&gt;</text:span></text:p>
      <text:p text:style-name="P32"><text:span text:style-name="T26"><text:tab/><text:tab/><text:tab/>&lt;score&gt;score&lt;/score&gt;</text:span></text:p>
      <text:p text:style-name="P32"><text:span text:style-name="T26"><text:tab/><text:s text:c="14"/>&lt;/driver&gt;</text:span></text:p>
      <text:p text:style-name="P33"><text:span text:style-name="T26">&lt;driver&gt;</text:span></text:p>
      <text:p text:style-name="P33"><text:span text:style-name="T26">...</text:span></text:p>
      <text:p text:style-name="P34"><text:span text:style-name="T26"><text:tab/><text:tab/>&lt;/driver&gt;</text:span></text:p>
      <text:p text:style-name="P35"><text:span text:style-name="T26">&lt;driver&gt;</text:span></text:p>
      <text:p text:style-name="P35"><text:span text:style-name="T26">...</text:span></text:p>
      <text:p text:style-name="P36"><text:span text:style-name="T26"><text:tab/><text:tab/>&lt;/driver&gt;</text:span></text:p>
      <text:p text:style-name="P37"><text:span text:style-name="T26"><text:tab/>&lt;/drivers&gt;</text:span></text:p>
      <text:p text:style-name="P37"><text:span text:style-name="T26"/></text:p>
      <text:p text:style-name="P37"><text:span text:style-name="T26">-&gt; Si no hubiese ningún conductor disponible en esa ciudad se obtiene como respuesta igualmente un 200 (OK), pero con el tag &lt;drivers&gt; vacío.</text:span></text:p>
      <text:p text:style-name="P37"><text:span text:style-name="T26"/></text:p>
      <text:p text:style-name="P37"><text:span text:style-name="T26"/></text:p>
      <text:list text:style-name="L38">
        <text:list-item>
          <text:p text:style-name="P38"><text:span text:style-name="T27">findDriversByUser: GET a /drivers?userLogin=userLogin</text:span><text:span text:style-name="T28"/></text:p>
        </text:list-item>
      </text:list>
      <text:p text:style-name="P39"><text:span text:style-name="T28">-&gt; Para cada conductor que haya hecho algún viaje con el<text:s text:c="2"/>userLogin proporcionado como parámetro, se mostrará su nombre, ciudad, y la puntuación media que el usuario otorgó a los viajes que hizo con él. Si todo ha ido bien devuelve un 200 (OK) y en el cuerpo un XML con el siguiente formato:</text:span></text:p>
      <text:p text:style-name="P39"><text:span text:style-name="T28"/></text:p>
      <text:p text:style-name="P39"><text:span text:style-name="T28"><text:tab/>&lt;drivers xmlns="http://ws.udc.es/miniuber/xml"&gt;</text:span></text:p>
      <text:p text:style-name="P39"><text:span text:style-name="T28"><text:tab/><text:tab/>&lt;driver&gt;</text:span></text:p>
      <text:p text:style-name="P39"><text:span text:style-name="T28"><text:tab/><text:tab/><text:tab/>&lt;driverId&gt;1&lt;/driverId&gt;</text:span></text:p>
      <text:p text:style-name="P39"><text:span text:style-name="T28"><text:tab/><text:tab/><text:tab/>&lt;name&gt;name&lt;/name&gt;</text:span></text:p>
      <text:p text:style-name="P39"><text:span text:style-name="T28"><text:tab/><text:tab/><text:tab/>&lt;city&gt;city&lt;/city&gt;</text:span></text:p>
      <text:p text:style-name="P39"><text:span text:style-name="T28"><text:tab/><text:tab/><text:tab/>&lt;score&gt;6.0&lt;/score&gt;</text:span></text:p>
      <text:p text:style-name="P39"><text:span text:style-name="T28"><text:tab/><text:tab/>&lt;/driver&gt;</text:span></text:p>
      <text:p text:style-name="P40"><text:span text:style-name="T28">&lt;driver&gt;</text:span></text:p>
      <text:p text:style-name="P40"><text:span text:style-name="T28">...</text:span></text:p>
      <text:p text:style-name="P41"><text:span text:style-name="T28"><text:tab/><text:tab/>&lt;/driver&gt;</text:span></text:p>
      <text:p text:style-name="P42"><text:span text:style-name="T28">&lt;driver&gt;</text:span></text:p>
      <text:p text:style-name="P42"><text:span text:style-name="T28">...</text:span></text:p>
      <text:p text:style-name="P43"><text:span text:style-name="T28"><text:tab/><text:tab/>&lt;/driver&gt;</text:span></text:p>
      <text:p text:style-name="P44"><text:span text:style-name="T28"><text:tab/>&lt;/drivers&gt;</text:span></text:p>
      <text:p text:style-name="P44"><text:span text:style-name="T28"/></text:p>
      <text:p text:style-name="P44"><text:span text:style-name="T28">-&gt; Si el parámetro userLogin está vacío se devuelve un 400 (BAD REQUEST)</text:span></text:p>
      <text:p text:style-name="P44"><text:span text:style-name="T28"/></text:p>
      <text:p text:style-name="P44"><text:span text:style-name="T28">-&gt; Si no existe ningun usuario con ese userLogin se obtiene como respuesta igualmente un 200 (OK), pero con el tag &lt;drivers&gt; vacío.</text:span></text:p>
      <text:p text:style-name="P44"><text:span text:style-name="T28"/></text:p>
      <text:p text:style-name="P44"><text:span text:style-name="T28"/></text:p>
      <text:p text:style-name="P44"><text:span text:style-name="T29">-Sobre /trips/*</text:span><text:span text:style-name="T30"/></text:p>
      <text:p text:style-name="P44"><text:span text:style-name="T30"/></text:p>
      <text:list text:style-name="L45">
        <text:list-item>
          <text:p text:style-name="P45"><text:span text:style-name="T31">addTrip: POST a /trips/<text:s/></text:span><text:span text:style-name="T32"/></text:p>
        </text:list-item>
      </text:list>
      <text:p text:style-name="P46"><text:span text:style-name="T32">-&gt; En el cuerpo de la petición un XML con el siguiente formato:</text:span></text:p>
      <text:p text:style-name="P46"><text:span text:style-name="T32"/></text:p>
      <text:p text:style-name="P47"><text:span text:style-name="T32"><text:tab/>&lt;trip xmlns="http://ws.udc.es/miniuber/xml"&gt;</text:span></text:p>
      <text:p text:style-name="P47"><text:span text:style-name="T32"><text:tab/><text:tab/>&lt;driverId&gt;driverId&lt;/driverId&gt;</text:span></text:p>
      <text:p text:style-name="P47"><text:span text:style-name="T32"><text:tab/><text:tab/>&lt;userLogin&gt;userLogin&lt;/userLogin&gt;</text:span></text:p>
      <text:p text:style-name="P47"><text:span text:style-name="T32"><text:tab/><text:tab/>&lt;originLocation&gt;originLocation&lt;/originLocation&gt;</text:span></text:p>
      <text:p text:style-name="P47"><text:span text:style-name="T32"><text:tab/><text:tab/>&lt;destinationLocation&gt;destinationLocation&lt;/destinationLocation</text:span></text:p>
      <text:p text:style-name="P47"><text:span text:style-name="T32"><text:tab/><text:tab/>&lt;creditCardNumber&gt;1234567891011213&lt;/creditCardNumber&gt;</text:span></text:p>
      <text:p text:style-name="P47"><text:span text:style-name="T32"><text:tab/>&lt;/trip&gt;</text:span></text:p>
      <text:p text:style-name="P47"><text:span text:style-name="T32"/></text:p>
      <text:p text:style-name="P47"><text:span text:style-name="T32">-&gt; Como respuesta si todo ha ido bien obtenemos un 201 (CREATED) con el siguiente XML en el cuerpo:</text:span></text:p>
      <text:p text:style-name="P47"><text:span text:style-name="T32"/></text:p>
      <text:p text:style-name="P47"><text:span text:style-name="T32"><text:tab/>&lt;trip xmlns="http://ws.udc.es/miniuber/xml"&gt;</text:span></text:p>
      <text:p text:style-name="P47"><text:span text:style-name="T32"><text:tab/><text:tab/>&lt;tripId&gt;tripId&lt;/tripId&gt;</text:span></text:p>
      <text:p text:style-name="P47"><text:span text:style-name="T32"><text:tab/><text:tab/>&lt;driverId&gt;driverId&lt;/driverId&gt;</text:span></text:p>
      <text:p text:style-name="P47"><text:span text:style-name="T32"><text:tab/><text:tab/>&lt;userLogin&gt;userLogin&lt;/userLogin&gt;</text:span></text:p>
      <text:p text:style-name="P47"><text:span text:style-name="T32"><text:tab/><text:tab/>&lt;originLocation&gt;originLocation&lt;/originLocation&gt;</text:span></text:p>
      <text:p text:style-name="P47"><text:span text:style-name="T32"><text:tab/><text:tab/>&lt;destinationLocation&gt;destinationLocation&lt;/destinationLocation&gt;</text:span></text:p>
      <text:p text:style-name="P47"><text:span text:style-name="T32"><text:tab/><text:tab/>&lt;bookingDate&gt;bookingDate&lt;/bookingDate&gt;</text:span></text:p>
      <text:p text:style-name="P47"><text:span text:style-name="T32"><text:tab/>&lt;/trip&gt;</text:span></text:p>
      <text:p text:style-name="P47"><text:span text:style-name="T32"/></text:p>
      <text:p text:style-name="P47"><text:span text:style-name="T32">-&gt; Si no existe un conductor con ese Id se devuelve un 404 (NOT FOUND) con el siguiente XML en el cuerpo:</text:span></text:p>
      <text:p text:style-name="P47"><text:span text:style-name="T32"/></text:p>
      <text:p text:style-name="P47"><text:span text:style-name="T32"><text:tab/>&lt;InstanceNotFoundException xmlns="http://ws.udc.es/miniuber/xml"&gt;</text:span></text:p>
      <text:p text:style-name="P47"><text:span text:style-name="T32"><text:tab/><text:tab/>&lt;instanceId&gt;driverId&lt;/instanceId&gt;</text:span></text:p>
      <text:p text:style-name="P47"><text:span text:style-name="T32"><text:tab/><text:tab/>&lt;instanceType&gt;es.udc.ws.app.model.driver.Driver&lt;/instanceType&gt;<text:tab/>&lt;/InstanceNotFoundException&gt;</text:span></text:p>
      <text:p text:style-name="P47"><text:span text:style-name="T32"/></text:p>
      <text:p text:style-name="P47"><text:span text:style-name="T32">-&gt; Si alguno de los campos no tiene un formato válido se devuelve un 400 (BAD REQUEST) con el siguiente XML en el cuerpo:</text:span></text:p>
      <text:p text:style-name="P47"><text:span text:style-name="T32"/></text:p>
      <text:p text:style-name="P47"><text:span text:style-name="T32"><text:tab/>&lt;InputValidationException xmlns="http://ws.udc.es/miniuber/xml"<text:tab/><text:tab/><text:tab/><text:tab/>&lt;message&gt;*mensaje descriptivo sobre que campo es inválido*&lt;/message&gt;</text:span></text:p>
      <text:p text:style-name="P47"><text:span text:style-name="T32"><text:tab/>&lt;/InputValidationException&gt;</text:span></text:p>
      <text:p text:style-name="P47"><text:span text:style-name="T32"/></text:p>
      <text:list text:style-name="L48">
        <text:list-item>
          <text:p text:style-name="P48"><text:span text:style-name="T33">rateTrip: PUT a /trips/tripId?score=score&amp;userLogin=userLogin</text:span><text:span text:style-name="T34"/></text:p>
        </text:list-item>
      </text:list>
      <text:p text:style-name="P49"><text:span text:style-name="T34">-&gt; donde:</text:span></text:p>
      <text:p text:style-name="P49"><text:span text:style-name="T34"><text:tab/>-tripId: es la Id del viaje que se quiere puntuar.<text:tab/></text:span></text:p>
      <text:p text:style-name="P49"><text:span text:style-name="T34"><text:tab/>-score: es la puntuación que el usuario quiere ponerle al viaje.</text:span></text:p>
      <text:p text:style-name="P49"><text:span text:style-name="T34"><text:tab/>-userLogin: el "login" del usuario.</text:span></text:p>
      <text:p text:style-name="P49"><text:span text:style-name="T34"/></text:p>
      <text:p text:style-name="P49"><text:span text:style-name="T34">-&gt; Si todo ha ido bien obtenemos un 204 (NO CONTENT) como respuesta.</text:span></text:p>
      <text:p text:style-name="P49"><text:span text:style-name="T34"/></text:p>
      <text:p text:style-name="P49"><text:span text:style-name="T34">-&gt; Si no existe ningun viaje cuyo tripId sea el proporcionado se devuelve un 404 (NOT FOUND) y en el cuerpo de la respuesta el siguiente XML:</text:span></text:p>
      <text:p text:style-name="P49"><text:span text:style-name="T34"/></text:p>
      <text:p text:style-name="P49"><text:span text:style-name="T34"><text:tab/>&lt;InstanceNotFoundException xmlns="http://ws.udc.es/miniuber/xml"&gt;</text:span></text:p>
      <text:p text:style-name="P49"><text:span text:style-name="T34"><text:tab/><text:tab/>&lt;instanceId&gt;tripId&lt;/instanceId&gt;</text:span></text:p>
      <text:p text:style-name="P49"><text:span text:style-name="T34"><text:tab/><text:tab/>&lt;instanceType&gt;es.udc.ws.app.model.trip.Trip&lt;/instanceType</text:span></text:p>
      <text:p text:style-name="P49"><text:span text:style-name="T34"><text:tab/>&lt;/InstanceNotFoundException&gt;</text:span></text:p>
      <text:p text:style-name="P49"><text:span text:style-name="T34"/></text:p>
      <text:p text:style-name="P49"><text:span text:style-name="T34">-&gt; Si el campo score no está comprendido entre 0 y 23 se devuelve un 400 (BAD REQUEST) con la siguiente información en el cuerpo:</text:span></text:p>
      <text:p text:style-name="P49"><text:span text:style-name="T34"/></text:p>
      <text:p text:style-name="P49"><text:span text:style-name="T34"><text:tab/>&lt;InputValidationException xmlns="http://ws.udc.es/miniuber/xml"&gt;</text:span></text:p>
      <text:p text:style-name="P49"><text:span text:style-name="T34"><text:tab/><text:tab/>&lt;message&gt;Invalid score value (it must be greater than 0 and lower than 10): <text:tab/><text:tab/><text:tab/>score&lt;/message&gt;</text:span></text:p>
      <text:p text:style-name="P49"><text:span text:style-name="T34"><text:tab/>&lt;/InputValidationException&gt;</text:span></text:p>
      <text:p text:style-name="P49"><text:span text:style-name="T34"/></text:p>
      <text:p text:style-name="P49"><text:span text:style-name="T34">-&gt; Si el userLogin que se proporciona no es el mismo que el de el usuario que creó el viaje, se devuelve un 409 (CONFLICT) y en el cuerpo de la respuesta un XML con el siguiente formato:</text:span></text:p>
      <text:p text:style-name="P49"><text:span text:style-name="T34"/></text:p>
      <text:p text:style-name="P49"><text:span text:style-name="T34"><text:tab/>&lt;InvalidUserLogin xmlns="http://ws.udc.es/miniuber/xml"&gt;</text:span></text:p>
      <text:p text:style-name="P49"><text:span text:style-name="T34"><text:tab/><text:tab/>&lt;tripId&gt;tripId&lt;/tripId&gt;</text:span></text:p>
      <text:p text:style-name="P49"><text:span text:style-name="T34"><text:tab/><text:tab/>&lt;userLogin&gt;userLogin&lt;/userLogin&gt;</text:span></text:p>
      <text:p text:style-name="P49"><text:span text:style-name="T34"><text:tab/>&lt;/InvalidUserLogin&gt;</text:span></text:p>
      <text:p text:style-name="P49"><text:span text:style-name="T34"/></text:p>
      <text:p text:style-name="P49"><text:span text:style-name="T34">-&gt; Si todos los campos son correctos, pero ese viaje ya ha sido puntuado se obtiene como respuesta un 403 (FORBIDDEN) y en el cuerpo un XML con el siguiente formato.</text:span></text:p>
      <text:p text:style-name="P49"><text:span text:style-name="T34"/></text:p>
      <text:p text:style-name="P49"><text:span text:style-name="T34"><text:tab/>&lt;AlreadyRatedTripException xmlns="http://ws.udc.es/miniuber/xml"&gt;</text:span></text:p>
      <text:p text:style-name="P49"><text:span text:style-name="T34"><text:tab/><text:tab/>&lt;tripId&gt;tripId&lt;/tripId&gt;</text:span></text:p>
      <text:p text:style-name="P49"><text:span text:style-name="T34"><text:tab/>&lt;/AlreadyRatedTripException&gt;</text:span></text:p>
      <text:p text:style-name="P49"><text:span text:style-name="T34"/></text:p>
      <text:list text:style-name="L50">
        <text:list-item>
          <text:p text:style-name="P50"><text:span text:style-name="T35">findTripsByDriver: GET a /trips?driverId=driverId</text:span><text:span text:style-name="T36"/></text:p>
        </text:list-item>
      </text:list>
      <text:p text:style-name="P51"><text:span text:style-name="T36">-&gt; Si existen viajes registrados con el driverId proporcionado se devuelve un 200 (OK) y en cuerpo de la respuesta un XML con el siguiente formato:</text:span></text:p>
      <text:p text:style-name="P51"><text:span text:style-name="T36"/></text:p>
      <text:p text:style-name="P51"><text:span text:style-name="T36"><text:tab/>&lt;trips xmlns="http://ws.udc.es/miniuber/xml"&gt;</text:span></text:p>
      <text:p text:style-name="P51"><text:span text:style-name="T36"><text:tab/><text:tab/>&lt;trip&gt;</text:span></text:p>
      <text:p text:style-name="P51"><text:span text:style-name="T36"><text:tab/><text:tab/><text:tab/>&lt;tripId&gt;tripId&lt;/tripId&gt;</text:span></text:p>
      <text:p text:style-name="P51"><text:span text:style-name="T36"><text:tab/><text:tab/><text:tab/>&lt;driverId&gt;driverId&lt;/driverId&gt;</text:span></text:p>
      <text:p text:style-name="P51"><text:span text:style-name="T36"><text:tab/><text:tab/><text:tab/>&lt;userLogin&gt;userLogin&lt;/userLogin&gt;</text:span></text:p>
      <text:p text:style-name="P51"><text:span text:style-name="T36"><text:tab/><text:tab/><text:tab/>&lt;originLocation&gt;originLocation&lt;/originLocation&gt;</text:span></text:p>
      <text:p text:style-name="P51"><text:span text:style-name="T36"><text:tab/><text:tab/><text:tab/>&lt;destinationLocation&gt;destinationLocation&lt;/destinationLocation</text:span></text:p>
      <text:p text:style-name="P51"><text:span text:style-name="T36"><text:tab/><text:tab/><text:tab/>&lt;bookingDate&gt;bookingDate&lt;/bookingDate&gt;</text:span></text:p>
      <text:p text:style-name="P51"><text:span text:style-name="T36"><text:tab/><text:tab/>&lt;/trip&gt;</text:span></text:p>
      <text:p text:style-name="P52"><text:span text:style-name="T36">&lt;trip&gt;</text:span></text:p>
      <text:p text:style-name="P52"><text:span text:style-name="T36">...</text:span></text:p>
      <text:p text:style-name="P53"><text:span text:style-name="T36"><text:tab/><text:tab/>&lt;/trip&gt;</text:span></text:p>
      <text:p text:style-name="P54"><text:span text:style-name="T36">&lt;trip&gt;</text:span></text:p>
      <text:p text:style-name="P54"><text:span text:style-name="T36">...</text:span></text:p>
      <text:p text:style-name="P55"><text:span text:style-name="T36"><text:tab/><text:tab/>&lt;/trip&gt;</text:span></text:p>
      <text:p text:style-name="P56"><text:span text:style-name="T36"><text:tab/>&lt;/trips&gt;</text:span></text:p>
      <text:p text:style-name="P56"><text:span text:style-name="T36"/></text:p>
      <text:p text:style-name="P56"><text:span text:style-name="T36">-&gt; Si el driverId proporcionado no existiese se devuelve un 404 (NOT FOUND) y en el cuerpo de la respuesta un XML con el siguiente formato:</text:span></text:p>
      <text:p text:style-name="P56"><text:span text:style-name="T36"/></text:p>
      <text:p text:style-name="P57"><text:span text:style-name="T36"><text:tab/>&lt;InstanceNotFoundException xmlns="http://ws.udc.es/miniuber/xml"&gt;</text:span></text:p>
      <text:p text:style-name="P57"><text:span text:style-name="T36"><text:tab/><text:tab/>&lt;instanceId&gt;tripId&lt;/instanceId&gt;</text:span></text:p>
      <text:p text:style-name="P57"><text:span text:style-name="T36"><text:tab/><text:tab/>&lt;instanceType&gt;es.udc.ws.app.model.trip.Trip&lt;/instanceType</text:span></text:p>
      <text:p text:style-name="P57"><text:span text:style-name="T36"><text:tab/>&lt;/InstanceNotFoundException&gt;</text:span></text:p>
      <text:p text:style-name="P58"><text:span text:style-name="T36"/></text:p>
      <text:p text:style-name="P58"><text:span text:style-name="T36">-&gt; Si no existiese ningun viaje con el driverId proporcionado, la respuesta sería igualmente un 200 (OK) sólo que en el cuerpo de la respuesta obtenemos un tag &lt;trips&gt; vacío.</text:span></text:p>
      <text:p text:style-name="P58"><text:span text:style-name="T36"/></text:p>
      <text:list text:style-name="L59">
        <text:list-item>
          <text:p text:style-name="P59"><text:span text:style-name="T37">findTripsByUser: GET a /trips=userLogin=userLogin</text:span><text:span text:style-name="T38"/></text:p>
        </text:list-item>
      </text:list>
      <text:p text:style-name="P60"><text:span text:style-name="T38">-&gt;Si existen viajes registrados con el userLogin proporcionado se devuelve un 200 (OK) y en cuerpo de la respuesta un XML con el siguiente formato:</text:span></text:p>
      <text:p text:style-name="P60"><text:span text:style-name="T38"/></text:p>
      <text:p text:style-name="P60"><text:span text:style-name="T38"><text:tab/>&lt;trip xmlns="http://ws.udc.es/miniuber/xml"&gt;</text:span></text:p>
      <text:p text:style-name="P60"><text:span text:style-name="T38"><text:tab/><text:tab/>&lt;trip&gt;</text:span></text:p>
      <text:p text:style-name="P60"><text:span text:style-name="T38"><text:tab/><text:tab/><text:tab/>&lt;tripId&gt;tripId&lt;/tripId&gt;</text:span></text:p>
      <text:p text:style-name="P60"><text:span text:style-name="T38"><text:tab/><text:tab/><text:tab/>&lt;driverId&gt;driverId&lt;/driverId&gt;</text:span></text:p>
      <text:p text:style-name="P60"><text:span text:style-name="T38"><text:tab/><text:tab/><text:tab/>&lt;userLogin&gt;userLogin&lt;/userLogin&gt;</text:span></text:p>
      <text:p text:style-name="P60"><text:span text:style-name="T38"><text:tab/><text:tab/><text:tab/>&lt;originLocation&gt;originLocation&lt;/originLocation<text:tab/>&gt;<text:tab/><text:tab/><text:tab/><text:tab/><text:tab/>&lt;destinationLocation&gt;destinationLocation&lt;/destinationLocation&gt;<text:tab/><text:tab/><text:tab/>&lt;bookingDate&gt;bookingDate&lt;/bookingDate&gt;</text:span></text:p>
      <text:p text:style-name="P60"><text:span text:style-name="T38"><text:tab/><text:tab/>&lt;/trip&gt;</text:span></text:p>
      <text:p text:style-name="P61"><text:span text:style-name="T38"><text:tab/><text:tab/>&lt;/trip&gt;</text:span></text:p>
      <text:p text:style-name="P62"><text:span text:style-name="T38">&lt;trip&gt;</text:span></text:p>
      <text:p text:style-name="P62"><text:span text:style-name="T38">...</text:span></text:p>
      <text:p text:style-name="P63"><text:span text:style-name="T38"><text:tab/><text:tab/>&lt;/trip&gt;</text:span></text:p>
      <text:p text:style-name="P64"><text:span text:style-name="T38">&lt;trip&gt;</text:span></text:p>
      <text:p text:style-name="P64"><text:span text:style-name="T38">...</text:span></text:p>
      <text:p text:style-name="P65"><text:span text:style-name="T38"><text:tab/><text:tab/>&lt;/trip&gt;</text:span></text:p>
      <text:p text:style-name="P65"><text:span text:style-name="T38"><text:tab/>&lt;/trips&gt;</text:span></text:p>
      <text:p text:style-name="P65"><text:span text:style-name="T38"/></text:p>
      <text:p text:style-name="P66"><text:span text:style-name="T38">-&gt; Si no existiese ningun viaje con el userLogin proporcionado, la respuesta sería igualmente un 200 (OK) sólo que en el cuerpo de la respuesta obtenemos un tag &lt;trips&gt; vacío.</text:span></text:p>
      <text:p text:style-name="P66"><text:span text:style-name="T38"/></text:p>
      <text:list text:style-name="L67">
        <text:list-item>
          <text:p text:style-name="P67"><text:span text:style-name="T39"><text:s text:c="2"/>Comandos para probar el cliente.</text:span></text:p>
        </text:list-item>
      </text:list>
      <text:p text:style-name="P68"><text:span text:style-name="T40"/></text:p>
      <text:p text:style-name="P68"><text:span text:style-name="T40">mvn exec:java -Dexec.mainClass='es.udc.ws.app.client.ui.DriverServiceClient' -Dexec.args="-a 'miniTaxi1' 'Coruña' 'Toyota auris' 8 15"</text:span></text:p>
      <text:p text:style-name="P68"><text:span text:style-name="T40">mvn exec:java -Dexec.mainClass='es.udc.ws.app.client.ui.DriverServiceClient' -Dexec.args="-a 'miniTaxi2' 'Coruña' 'Kia optima' 22 23"</text:span></text:p>
      <text:p text:style-name="P68"><text:span text:style-name="T40">mvn exec:java -Dexec.mainClass='es.udc.ws.app.client.ui.DriverServiceClient' -Dexec.args="-a 'miniTaxi3' 'Coruña' 'Ford focus' 8 16"</text:span></text:p>
      <text:p text:style-name="P68"><text:span text:style-name="T40">mvn exec:java -Dexec.mainClass='es.udc.ws.app.client.ui.DriverServiceClient' -Dexec.args="-a 'miniTaxi4' 'Lugo' 'Volkswagen passat' 8 15"</text:span></text:p>
      <text:p text:style-name="P68"><text:span text:style-name="T40">mvn exec:java -Dexec.mainClass='es.udc.ws.app.client.ui.DriverServiceClient' -Dexec.args="-a 'miniTaxi5' 'Coruña' 'Renault megane' 25 15"</text:span></text:p>
      <text:p text:style-name="P68"><text:span text:style-name="T40"/></text:p>
      <text:p text:style-name="P68"><text:span text:style-name="T40">mvn exec:java -Dexec.mainClass='es.udc.ws.app.client.ui.DriverServiceClient' -Dexec.args="-u 1 'miniTaxi1' 'Coruña' 'Volkswagen passat' 7 15"</text:span></text:p>
      <text:p text:style-name="P68"><text:span text:style-name="T40">mvn exec:java -Dexec.mainClass='es.udc.ws.app.client.ui.DriverServiceClient' -Dexec.args="-u 1 'miniTaxi1' 'Coruña' 'Toyota auris' 27 15"</text:span></text:p>
      <text:p text:style-name="P68"><text:span text:style-name="T40">mvn exec:java -Dexec.mainClass='es.udc.ws.app.client.ui.DriverServiceClient' -Dexec.args="-u 10 'miniTaxi1' 'Coruña' 'Toyota auris' 7 15"</text:span></text:p>
      <text:p text:style-name="P68"><text:span text:style-name="T40"/></text:p>
      <text:p text:style-name="P68"><text:span text:style-name="T40">mvn exec:java -Dexec.mainClass='es.udc.ws.app.client.ui.DriverServiceClient' -Dexec.args="-f 1"</text:span></text:p>
      <text:p text:style-name="P68"><text:span text:style-name="T40"/></text:p>
      <text:p text:style-name="P68"><text:span text:style-name="T40">mvn exec:java -Dexec.mainClass='es.udc.ws.app.client.ui.UserServiceClient' -Dexec.args="-f 'Coruña'"</text:span></text:p>
      <text:p text:style-name="P68"><text:span text:style-name="T40">mvn exec:java -Dexec.mainClass='es.udc.ws.app.client.ui.UserServiceClient' -Dexec.args="-f 'Santiago'"</text:span></text:p>
      <text:p text:style-name="P68"><text:span text:style-name="T40"/></text:p>
      <text:p text:style-name="P68"><text:span text:style-name="T40">mvn exec:java -Dexec.mainClass='es.udc.ws.app.client.ui.UserServiceClient' -Dexec.args="-a 1 'user1' 'Elviña' 'Plaza María Pita' '1234567891011213'"</text:span></text:p>
      <text:p text:style-name="P68"><text:span text:style-name="T40">mvn exec:java -Dexec.mainClass='es.udc.ws.app.client.ui.UserServiceClient' -Dexec.args="-a 1 'user1' 'Elviña' 'Ventorrillo' '5234567891011213'"</text:span></text:p>
      <text:p text:style-name="P68"><text:span text:style-name="T40">mvn exec:java -Dexec.mainClass='es.udc.ws.app.client.ui.UserServiceClient' -Dexec.args="-a 1 'user2' 'Elviña' 'Plaza de Galicia' '6234567891011213'"</text:span></text:p>
      <text:p text:style-name="P68"><text:span text:style-name="T40">mvn exec:java -Dexec.mainClass='es.udc.ws.app.client.ui.UserServiceClient' -Dexec.args="-a 3 'user1' 'Elviña' 'Plaza de Vigo' '1234567891011213'"</text:span></text:p>
      <text:p text:style-name="P68"><text:span text:style-name="T40">mvn exec:java -Dexec.mainClass='es.udc.ws.app.client.ui.UserServiceClient' -Dexec.args="-a 2 'user3' 'Elviña' 'Plaza Vigo' '9234567891011213'"</text:span></text:p>
      <text:p text:style-name="P68"><text:span text:style-name="T40">mvn exec:java -Dexec.mainClass='es.udc.ws.app.client.ui.UserServiceClient' -Dexec.args="-a 10 'user3' 'Elviña' 'Plaza Vigo' '9234567891011213'"</text:span></text:p>
      <text:p text:style-name="P68"><text:span text:style-name="T40">mvn exec:java -Dexec.mainClass='es.udc.ws.app.client.ui.UserServiceClient' -Dexec.args="-a 4 'user3' 'Elviña' 'Plaza Vigo' '9234567891011213xx'"</text:span></text:p>
      <text:p text:style-name="P68"><text:span text:style-name="T40"/></text:p>
      <text:p text:style-name="P68"><text:span text:style-name="T40">mvn exec:java -Dexec.mainClass='es.udc.ws.app.client.ui.UserServiceClient' -Dexec.args="-r 1 10 'user2'"</text:span></text:p>
      <text:p text:style-name="P68"><text:span text:style-name="T40">mvn exec:java -Dexec.mainClass='es.udc.ws.app.client.ui.UserServiceClient' -Dexec.args="-r 1 6 'user1'"</text:span></text:p>
      <text:p text:style-name="P68"><text:span text:style-name="T40">mvn exec:java -Dexec.mainClass='es.udc.ws.app.client.ui.UserServiceClient' -Dexec.args="-r 2 8 'user1'"</text:span></text:p>
      <text:p text:style-name="P68"><text:span text:style-name="T40">mvn exec:java -Dexec.mainClass='es.udc.ws.app.client.ui.UserServiceClient' -Dexec.args="-r 3 4 'user2'"</text:span></text:p>
      <text:p text:style-name="P68"><text:span text:style-name="T40">mvn exec:java -Dexec.mainClass='es.udc.ws.app.client.ui.UserServiceClient' -Dexec.args="-r 4 4 'user1'"</text:span></text:p>
      <text:p text:style-name="P68"><text:span text:style-name="T40">mvn exec:java -Dexec.mainClass='es.udc.ws.app.client.ui.UserServiceClient' -Dexec.args="-r 1 10 'user1'"</text:span></text:p>
      <text:p text:style-name="P68"><text:span text:style-name="T40">mvn exec:java -Dexec.mainClass='es.udc.ws.app.client.ui.UserServiceClient' -Dexec.args="-r 10 10 'user1'"</text:span></text:p>
      <text:p text:style-name="P68"><text:span text:style-name="T40"/></text:p>
      <text:p text:style-name="P68"><text:span text:style-name="T40">mvn exec:java -Dexec.mainClass='es.udc.ws.app.client.ui.UserServiceClient' -Dexec.args="-f 'Coruña'"</text:span></text:p>
      <text:p text:style-name="P68"><text:span text:style-name="T40"/></text:p>
      <text:p text:style-name="P68"><text:span text:style-name="T40">mvn exec:java -Dexec.mainClass='es.udc.ws.app.client.ui.DriverServiceClient' -Dexec.args="-t 1"</text:span></text:p>
      <text:p text:style-name="P68"><text:span text:style-name="T40">mvn exec:java -Dexec.mainClass='es.udc.ws.app.client.ui.DriverServiceClient' -Dexec.args="-t 10"</text:span></text:p>
      <text:p text:style-name="P68"><text:span text:style-name="T40"/></text:p>
      <text:p text:style-name="P68"><text:span text:style-name="T40">mvn exec:java -Dexec.mainClass='es.udc.ws.app.client.ui.UserServiceClient' -Dexec.args="-u 'user1'"</text:span></text:p>
      <text:p text:style-name="P68"><text:span text:style-name="T40">mvn exec:java -Dexec.mainClass='es.udc.ws.app.client.ui.UserServiceClient' -Dexec.args="-u 'user4'"</text:span></text:p>
      <text:p text:style-name="P68"><text:span text:style-name="T40"/></text:p>
      <text:p text:style-name="P68"><text:span text:style-name="T40">mvn exec:java -Dexec.mainClass='es.udc.ws.app.client.ui.UserServiceClient' -Dexec.args="-d 'user1'"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